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5cm" fo:min-width="1.272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5cm" fo:padding-top="0cm" fo:padding-bottom="0cm" fo:padding-left="0cm" fo:padding-right="0cm"/>
    </style:style>
    <style:style style:name="gr5" style:family="graphic" style:parent-style-name="objectwithoutfill">
      <style:graphic-properties svg:stroke-color="#000000" draw:marker-end="Symmetric_20_Arrow" draw:marker-end-width="0.24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406cm" fo:padding-top="0cm" fo:padding-bottom="0cm" fo:padding-left="0cm" fo:padding-right="0cm"/>
    </style:style>
    <style:style style:name="gr7" style:family="graphic" style:parent-style-name="objectwithoutfill">
      <style:graphic-properties svg:stroke-color="#000000" draw:marker-start="Symmetric_20_Arrow" draw:marker-start-width="0.24cm" draw:marker-end="Symmetric_20_Arrow" draw:marker-end-width="0.2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cm" svg:height="6cm" svg:x="1.1cm" svg:y="0.1cm">
          <draw:glue-point draw:id="10" svg:x="-1.687cm" svg:y="-1.666cm"/>
          <draw:glue-point draw:id="11" svg:x="1.687cm" svg:y="-1.666cm"/>
          <draw:glue-point draw:id="12" svg:x="3.357cm" svg:y="1.666cm"/>
          <draw:glue-point draw:id="13" svg:x="-3.357cm" svg:y="1.666cm"/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7.118cm" svg:y1="2.101cm" svg:x2="4.082cm" svg:y2="2.101cm" draw:start-shape="id1" draw:start-glue-point="11" draw:end-shape="id1" draw:end-glue-point="10" svg:d="M7118 2101h-3036" svg:viewBox="0 0 3037 1">
          <text:p/>
        </draw:connector>
        <draw:connector draw:style-name="gr2" draw:text-style-name="P1" draw:layer="layout" draw:type="line" svg:x1="2.579cm" svg:y1="4.099cm" svg:x2="8.621cm" svg:y2="4.099cm" draw:start-shape="id1" draw:start-glue-point="13" draw:end-shape="id1" draw:end-glue-point="12" svg:d="M2579 4099h6042" svg:viewBox="0 0 6043 1">
          <text:p/>
        </draw:connector>
        <draw:frame draw:style-name="gr3" draw:text-style-name="P2" draw:layer="layout" svg:width="1.272cm" svg:height="0.797cm" svg:x="4.975cm" svg:y="0.95cm">
          <draw:text-box>
            <text:p text:style-name="P2"><text:span text:style-name="T1">cache</text:span></text:p>
            <text:p text:style-name="P3"><text:span text:style-name="T1">memory</text:span></text:p>
          </draw:text-box>
        </draw:frame>
        <draw:frame draw:style-name="gr4" draw:text-style-name="P2" draw:layer="layout" svg:width="2.127cm" svg:height="0.5cm" svg:x="4.449cm" svg:y="2.851cm">
          <draw:text-box>
            <text:p text:style-name="P2"><text:span text:style-name="T1">main memory</text:span></text:p>
          </draw:text-box>
        </draw:frame>
        <draw:frame draw:style-name="gr4" draw:text-style-name="P2" draw:layer="layout" svg:width="2.148cm" svg:height="0.5cm" svg:x="4.442cm" svg:y="4.952cm">
          <draw:text-box>
            <text:p text:style-name="P2"><text:span text:style-name="T1">magnetic disk</text:span></text:p>
          </draw:text-box>
        </draw:frame>
        <draw:line draw:style-name="gr5" draw:text-style-name="P1" draw:layer="layout" svg:x1="0.6cm" svg:y1="6.1cm" svg:x2="0.6cm" svg:y2="0.1cm">
          <text:p text:style-name="P1"/>
        </draw:line>
        <draw:frame draw:style-name="gr6" draw:text-style-name="P4" draw:layer="layout" svg:width="0.772cm" svg:height="0.406cm" draw:transform="rotate (1.5707963267949) translate (0.1cm 3.386cm)">
          <draw:text-box>
            <text:p text:style-name="P4"><text:span text:style-name="T2">speed</text:span></text:p>
          </draw:text-box>
        </draw:frame>
        <draw:connector draw:style-name="gr7" draw:text-style-name="P1" draw:layer="layout" draw:type="line" svg:x1="1.1cm" svg:y1="6.6cm" svg:x2="10.1cm" svg:y2="6.6cm" svg:d="M1100 6600h9000" svg:viewBox="0 0 9001 1">
          <text:p/>
        </draw:connector>
        <draw:frame draw:style-name="gr6" draw:text-style-name="P4" draw:layer="layout" svg:width="0.51cm" svg:height="0.406cm" svg:x="5.342cm" svg:y="6.754cm">
          <draw:text-box>
            <text:p text:style-name="P4"><text:span text:style-name="T2">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2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0:29:57.952228040</meta:creation-date>
    <dc:date>2014-09-27T15:27:06.958047854</dc:date>
    <meta:editing-duration>PT21M24S</meta:editing-duration>
    <meta:editing-cycles>6</meta:editing-cycles>
    <meta:generator>LibreOffice/4.2.6.3$Linux_X86_64 LibreOffice_project/420m0$Build-3</meta:generator>
    <meta:document-statistic meta:object-count="10"/>
  </office:meta>
</office:document-meta>
</file>